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0pt" officeooo:rsid="0019f050" officeooo:paragraph-rsid="0019f050" style:font-size-asian="10pt" style:font-size-complex="10pt"/>
    </style:style>
    <style:style style:name="P2" style:family="paragraph" style:parent-style-name="Standard" style:list-style-name="L1">
      <style:text-properties style:font-name="Times New Roman" fo:font-size="10pt" officeooo:rsid="001aad6f" officeooo:paragraph-rsid="001aad6f" style:font-size-asian="10pt" style:font-size-complex="10pt"/>
    </style:style>
    <style:style style:name="T1" style:family="text">
      <style:text-properties officeooo:rsid="001a3d7e"/>
    </style:style>
    <style:style style:name="T2" style:family="text">
      <style:text-properties officeooo:rsid="001aad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67380419742452590" text:style-name="L1">
        <text:list-item>
          <text:p text:style-name="P1">Techniques <text:span text:style-name="T1">used</text:span> in mono and multi-parametric <text:span text:style-name="T2">MRI</text:span> CADe and CADx <text:span text:style-name="T1">for CaP</text:span> are reviewed.</text:p>
        </text:list-item>
        <text:list-item>
          <text:p text:style-name="P2">A comparison between the different studies is given.</text:p>
        </text:list-item>
        <text:list-item>
          <text:p text:style-name="P2">The contribution of multi-parametric CAD compared with mono-parametric is discussed.</text:p>
        </text:list-item>
        <text:list-item>
          <text:p text:style-name="P2">Potential avenues for future research are discussed.</text:p>
        </text:list-item>
        <text:list-item>
          <text:p text:style-name="P2">A public multi-parametric MRI database is brought to the community's knowled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7:30:33.853106013</meta:creation-date>
    <dc:date>2014-06-12T12:27:01.235973099</dc:date>
    <meta:editing-duration>PT10M46S</meta:editing-duration>
    <meta:editing-cycles>1</meta:editing-cycles>
    <meta:document-statistic meta:table-count="0" meta:image-count="0" meta:object-count="0" meta:page-count="1" meta:paragraph-count="5" meta:word-count="55" meta:character-count="356" meta:non-whitespace-character-count="311"/>
    <meta:generator>LibreOffice/4.2.3.3$Linux_X86_64 LibreOffice_project/420m0$Build-3</meta:generator>
  </office:meta>
</office:document-meta>
</file>